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color="#ff0000"/>
    </style:style>
    <style:style style:name="T2" style:family="text">
      <style:text-properties fo:color="#00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7qzmtqy2itl7dwuu</text:span></text:span><text:span text:style-name="T1"> </text:span>– <text:span text:style-name="T2">Social Media</text:span> – <text:span text:style-name="Strong_20_Emphasis">Diaspora* (tor)</text:span></text:p>
      <text:p text:style-name="Text_20_body">Diaspora is the first pick for social media dark web links. The best thing about Diaspora, they don’t use your data for advertising like Facebook. Here you own your own data. You can choose your audience yourself. Here you don’t need to use your real identity. You can be who you want to be. It is full anonymity social media platform. But for using this social media darknet website, you need to enable JavaScript.</text:p>
      <text:p text:style-name="Text_20_body"><text:span text:style-name="Strong_20_Emphasis"><text:span text:style-name="T1">occ4c3gx3w5esnmnnetwork</text:span></text:span><text:span text:style-name="Strong_20_Emphasis"> </text:span>– <text:span text:style-name="T2">Social Media</text:span> – <text:span text:style-name="Strong_20_Emphasis">Ourbook</text:span></text:p>
      <text:p text:style-name="Text_20_body">Ourbook is fully distributed p2p social network which is using online routing. If you want to use this, first you need to download the ourbook app then you will able to join this anonymous social network on the dark web.</text:p>
      <text:p text:style-name="Text_20_body"><text:span text:style-name="Strong_20_Emphasis"><text:span text:style-name="T1">totozzimg6zbvthl</text:span></text:span><text:span text:style-name="T1"> </text:span>– <text:span text:style-name="T2">Social Media</text:span> – <text:span text:style-name="Strong_20_Emphasis">Totoz.eu</text:span></text:p>
      <text:p text:style-name="Text_20_body">Next is Totoz.eu in the list of social media dark web links. If you are looking for a Facebook alternative at dark web where you can connect with your friends for sharing and chatting with them then you can visit Totoz.eu dark web link. To use this social media dark web link, you need to create an account here. Once you register here, you will know about this social media network features.</text:p>
      <text:p text:style-name="Text_20_body"><text:span text:style-name="Strong_20_Emphasis"><text:span text:style-name="T1">mango7ujh3rmxgoh</text:span></text:span> – <text:span text:style-name="T2">Social Media</text:span> – <text:span text:style-name="Strong_20_Emphasis">Middle Earth Hobbit’s Social Network</text:span></text:p>
      <text:p text:style-name="Text_20_body">I tried to create an account at this dark web social network but it is taking too much time at the current moment. You can give a try to visit this darknet social media site link to know about this. To create an account at Middle Earth Hobbit’s Social Network, you need to click Need an account option which you will find at top.</text:p>
      <text:p text:style-name="Text_20_body"><text:span text:style-name="Strong_20_Emphasis"><text:span text:style-name="T1">secushare.cheettyiapsyciew</text:span></text:span> – <text:span text:style-name="T2">Social Media</text:span> – <text:span text:style-name="Strong_20_Emphasis">SecureShare</text:span></text:p>
      <text:p text:style-name="Text_20_body">Did you ever imagine?  There should be one platform which is offering all Facebook, Whatsapp, Gmail and Skype features. Is it not cool? If you are excited to know about such platform, check out SecureShare deep web link for more information.</text:p>
      <text:p text:style-name="Text_20_body"><text:span text:style-name="Strong_20_Emphasis"><text:span text:style-name="T1">npdaaf3s3f2xrmlo</text:span></text:span> – <text:span text:style-name="T2">Social Media</text:span> – <text:span text:style-name="Strong_20_Emphasis">TwitterClone</text:span>: This dark web site is the clone of Twitter social media site, here you can post micro-blog type statu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4:06.515378537</dc:date>
    <meta:editing-duration>PT7S</meta:editing-duration>
    <meta:editing-cycles>1</meta:editing-cycles>
    <meta:document-statistic meta:table-count="0" meta:image-count="0" meta:object-count="0" meta:page-count="1" meta:paragraph-count="11" meta:word-count="339" meta:character-count="2012" meta:non-whitespace-character-count="1671"/>
  </office:meta>
</office:document-meta>
</file>